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fa6d" officeooo:paragraph-rsid="000efa6d"/>
    </style:style>
    <style:style style:name="P2" style:family="paragraph" style:parent-style-name="Standard">
      <style:text-properties fo:font-weight="normal" officeooo:rsid="000f30b1" officeooo:paragraph-rsid="000f30b1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FBDEV:</text:p>
      <text:p text:style-name="P1"/>
      <text:p text:style-name="P1"/>
      <text:p text:style-name="P1">The <text:span text:style-name="T1">Linux framebuffer</text:span> (<text:span text:style-name="T1">fbdev</text:span>) is a graphic hardware-independent <text:a xlink:type="simple" xlink:href="https://en.wikipedia.org/wiki/Abstraction_layer">abstraction layer</text:a> to show <text:a xlink:type="simple" xlink:href="https://en.wikipedia.org/wiki/Computer_graphics">graphics</text:a> on a <text:a xlink:type="simple" xlink:href="https://en.wikipedia.org/wiki/Computer_monitor">computer monitor</text:a>.</text:p>
      <text:p text:style-name="P1"/>
      <text:p text:style-name="P1"/>
      <text:p text:style-name="P1">In drivers/gpu/drm uses this fbdev </text:p>
      <text:p text:style-name="P1">and </text:p>
      <text:p text:style-name="P1">drivers/staging/fbtft also uses this fbdev </text:p>
      <text:p text:style-name="P1"/>
      <text:p text:style-name="P1">the <text:span text:style-name="T2"><text:s/>arch/arm/boot/dts/overlays/*.dtb*</text:span><text:span text:style-name="T3"> files are stores the information of the driver files</text:span></text:p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0:56:11.811363950</meta:creation-date>
    <dc:date>2018-04-12T16:56:41.345567987</dc:date>
    <meta:editing-duration>PT1M1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40" meta:character-count="301" meta:non-whitespace-character-count="262"/>
  </office:meta>
</office:document-meta>
</file>